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da2d1c" draw:stroke="none" fo:margin="1.000000000000000pt" style:wrap="biggest" style:wrap-dynamic-threshold="0.000000000000000pt" svg:fill-rule="evenodd"/>
    </style:style>
    <style:style style:name="gr3" style:family="graphic">
      <style:graphic-properties draw:fill="solid" draw:fill-color="#2042a1"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evenodd"/>
    </style:style>
    <style:style style:name="gr5" style:family="graphic">
      <style:graphic-properties draw:fill="solid" draw:fill-color="#ffffff" draw:stroke="solid" draw:stroke-linejoin="miter" fo:margin="1.000000000000000pt" style:wrap="biggest" style:wrap-dynamic-threshold="0.000000000000000pt" svg:fill-rule="evenodd" svg:stroke-color="#2042a1" svg:stroke-opacity="1" svg:stroke-width="4.136695864000000pt"/>
    </style:style>
    <style:style style:name="gr6" style:family="graphic">
      <style:graphic-properties draw:fill="solid" draw:fill-color="#ffffff" draw:stroke="solid" draw:stroke-linejoin="miter" fo:margin="1.000000000000000pt" style:wrap="biggest" style:wrap-dynamic-threshold="0.000000000000000pt" svg:fill-rule="evenodd" svg:stroke-color="#2042a1" svg:stroke-opacity="1" svg:stroke-width="3.200000000000000pt"/>
    </style:style>
    <style:style style:name="gr7" style:family="graphic">
      <style:graphic-properties draw:fill="solid" draw:fill-color="#ffffff" draw:stroke="solid" draw:stroke-linejoin="miter" fo:margin="1.000000000000000pt" style:wrap="biggest" style:wrap-dynamic-threshold="0.000000000000000pt" svg:fill-rule="evenodd" svg:stroke-color="#2042a1" svg:stroke-opacity="1" svg:stroke-width="1.0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781" draw:layer="" svg:width="182.85684800000pt" svg:height="99.99983200000pt" svg:x="0.00000000000pt" svg:y="0.00017089844pt"/>
          <draw:rect draw:style-name="gr3" draw:id="shape3" draw:name="rect578" draw:layer="" svg:width="78.57130160000pt" svg:height="49.99991760000pt"/>
          <draw:g draw:style-name="gr1" draw:id="shape4" draw:name="g714" svg:y="3.79878206403pt">
            <draw:g draw:style-name="gr1" draw:id="shape5" draw:name="g641" svg:y="0.00000000000pt">
              <draw:path draw:style-name="gr4" draw:id="shape6" draw:name="path577" draw:layer="" svg:width="270.67602262519pt" svg:height="271.55848744207pt" draw:transform="matrix(0.10282951000 0.00000000000 0.00000000000 0.10307645000 25.65794563156pt 11.70276992548pt)" svg:viewBox="0 0 271 272" svg:d="M199.942 133.893C199.942 168.766 171.21 197.069 135.809 197.069C100.408 197.069 71.6767 168.766 71.6767 133.893C71.6767 99.0203 100.408 70.7184 135.809 70.7184C171.21 70.7184 199.942 99.0203 199.942 133.893ZM0 119.749L7.54462 90.5196L28.2937 99.0059L39.6111 75.4328L21.6911 64.118L39.6111 39.6024L56.5875 56.5742L75.4494 39.6024L64.1321 20.7437L91.4822 6.60039L98.0841 30.1727L123.548 22.6297L120.72 0.94257L149.956 0L148.07 22.6297L174.477 31.116L181.079 7.54296L207.486 20.7437L195.226 40.5449L215.975 56.5742L232.008 39.6024L249.926 62.232L231.065 75.4328L243.325 99.0059L264.074 91.4621L270.676 120.692L248.984 122.578L248.04 148.979L269.732 150.865L263.131 181.039L241.44 171.61L232.008 196.126L249.926 207.44L232.008 231.013L216.917 214.041L196.169 231.013L208.429 250.814L181.079 264.015L173.535 241.385L148.07 247.985L150.898 270.616L120.72 271.558L123.548 248.928L99.0277 242.327L90.5395 264.015L65.0749 250.814L77.3358 231.957L55.6439 215.926L39.6111 231.957L20.7483 209.326L40.5538 195.183L28.2937 172.553L8.4882 180.095L1.36595e-13 150.865L23.5782 148.979L23.5782 122.578Z" koffice:nodeTypes="cccccccccccccccccccccccccccccccccccccccccccccccccccccccccccccc"/>
              <draw:path draw:style-name="gr4" draw:id="shape7" draw:name="polygon579" draw:layer="" svg:width="79.12719367200pt" svg:height="75.47849770316pt" draw:transform="matrix(0.08578603287 0.00000000000 0.00000000000 0.08384743518 36.29364742983pt 3.79878206403pt)" svg:viewBox="0 0 79 75" svg:d="M63.8838 75.4785L39.4797 58.3591L14.98 75.3396L23.6873 46.7927L0 28.6914L29.7842 28.1678L39.6451 0L49.3462 28.2233L79.1272 28.9161L55.338 46.8826Z" koffice:nodeTypes="ccccccccccc"/>
              <draw:path draw:style-name="gr4" draw:id="shape8" draw:name="polygon580" draw:layer="" svg:width="79.12719367200pt" svg:height="75.47849770316pt" draw:transform="matrix(0.08578603287 0.00000000000 0.00000000000 0.08384743518 36.00306768730pt 40.30538402815pt)" svg:viewBox="0 0 79 75" svg:d="M63.8838 75.4785L39.4797 58.3591L14.98 75.3396L23.6873 46.7927L0 28.6914L29.7842 28.1678L39.6451 0L49.3462 28.2233L79.1272 28.9161L55.338 46.8826Z" koffice:nodeTypes="ccccccccccc"/>
              <draw:path draw:style-name="gr4" draw:id="shape9" draw:name="polygon581" draw:layer="" svg:width="79.12719367200pt" svg:height="75.47849770316pt" draw:transform="matrix(0.08578603287 0.00000000000 0.00000000000 0.08384743518 44.81727271316pt 5.54644492300pt)" svg:viewBox="0 0 79 75" svg:d="M63.8838 75.4785L39.4797 58.3591L14.98 75.3396L23.6873 46.7927L0 28.6914L29.7842 28.1678L39.6451 0L49.3462 28.2233L79.1272 28.9161L55.338 46.8826Z" koffice:nodeTypes="ccccccccccc"/>
              <draw:path draw:style-name="gr4" draw:id="shape10" draw:name="polygon582" draw:layer="" svg:width="79.12719367200pt" svg:height="75.47849770316pt" draw:transform="matrix(0.08578603287 0.00000000000 0.00000000000 0.08384743518 44.52670942334pt 38.75192297325pt)" svg:viewBox="0 0 79 75" svg:d="M63.8838 75.4785L39.4797 58.3591L14.98 75.3396L23.6873 46.7927L0 28.6914L29.7842 28.1678L39.6451 0L49.3462 28.2233L79.1272 28.9161L55.338 46.8826Z" koffice:nodeTypes="ccccccccccc"/>
              <draw:path draw:style-name="gr4" draw:id="shape11" draw:name="polygon583" draw:layer="" svg:width="79.12719367200pt" svg:height="75.47849770316pt" draw:transform="matrix(0.08578603287 0.00000000000 0.00000000000 0.08384743518 28.15745165738pt 5.54644492300pt)" svg:viewBox="0 0 79 75" svg:d="M63.8838 75.4785L39.4797 58.3591L14.98 75.3396L23.6873 46.7927L0 28.6914L29.7842 28.1678L39.6451 0L49.3462 28.2233L79.1272 28.9161L55.338 46.8826Z" koffice:nodeTypes="ccccccccccc"/>
              <draw:path draw:style-name="gr4" draw:id="shape12" draw:name="polygon584" draw:layer="" svg:width="79.12719367200pt" svg:height="75.47849770316pt" draw:transform="matrix(0.08578603287 0.00000000000 0.00000000000 0.08384743518 27.86687849593pt 38.36353915577pt)" svg:viewBox="0 0 79 75" svg:d="M63.8838 75.4785L39.4797 58.3591L14.98 75.3396L23.6873 46.7927L0 28.6914L29.7842 28.1678L39.6451 0L49.3462 28.2233L79.1272 28.9161L55.338 46.8826Z" koffice:nodeTypes="ccccccccccc"/>
              <draw:path draw:style-name="gr4" draw:id="shape13" draw:name="polygon585" draw:layer="" svg:width="79.12719367200pt" svg:height="75.47849770316pt" draw:transform="matrix(0.08578603287 0.00000000000 0.00000000000 0.08384743518 21.57100847914pt 10.20687096748pt)" svg:viewBox="0 0 79 75" svg:d="M63.8838 75.4785L39.4797 58.3591L14.98 75.3396L23.6873 46.7927L0 28.6914L29.7842 28.1678L39.6451 0L49.3462 28.2233L79.1272 28.9161L55.338 46.8826Z" koffice:nodeTypes="ccccccccccc"/>
              <draw:path draw:style-name="gr4" draw:id="shape14" draw:name="polygon586" draw:layer="" svg:width="79.12719367200pt" svg:height="75.47849770316pt" draw:transform="matrix(0.08578603287 0.00000000000 0.00000000000 0.08384743518 21.57100847914pt 32.73221706267pt)" svg:viewBox="0 0 79 75" svg:d="M63.8838 75.4785L39.4797 58.3591L14.98 75.3396L23.6873 46.7927L0 28.6914L29.7842 28.1678L39.6451 0L49.3462 28.2233L79.1272 28.9161L55.338 46.8826Z" koffice:nodeTypes="ccccccccccc"/>
              <draw:path draw:style-name="gr4" draw:id="shape15" draw:name="polygon587" draw:layer="" svg:width="79.12719367200pt" svg:height="75.47849770316pt" draw:transform="matrix(0.08578603287 0.00000000000 0.00000000000 0.08384743518 18.27779881824pt 17.19749931425pt)" svg:viewBox="0 0 79 75" svg:d="M63.8838 75.4785L39.4797 58.3591L14.98 75.3396L23.6873 46.7927L0 28.6914L29.7842 28.1678L39.6451 0L49.3462 28.2233L79.1272 28.9161L55.338 46.8826Z" koffice:nodeTypes="ccccccccccc"/>
              <draw:path draw:style-name="gr4" draw:id="shape16" draw:name="polygon588" draw:layer="" svg:width="79.12719367200pt" svg:height="75.47849770316pt" draw:transform="matrix(0.08578603287 0.00000000000 0.00000000000 0.08384743518 18.27779059188pt 24.96486231152pt)" svg:viewBox="0 0 79 75" svg:d="M63.8838 75.4785L39.4797 58.3591L14.98 75.3396L23.6873 46.7927L0 28.6914L29.7842 28.1678L39.6451 0L49.3462 28.2233L79.1272 28.9161L55.338 46.8826Z" koffice:nodeTypes="ccccccccccc"/>
              <draw:path draw:style-name="gr4" draw:id="shape17" draw:name="polygon589" draw:layer="" svg:width="79.12719367200pt" svg:height="75.47849770316pt" draw:transform="matrix(-0.08578603287 0.00000000000 0.00000000000 0.08384743518 57.06674117551pt 10.59523829273pt)" svg:viewBox="0 0 79 75" svg:d="M63.8838 75.4785L39.4797 58.3591L14.98 75.3396L23.6873 46.7927L0 28.6914L29.7842 28.1678L39.6451 0L49.3462 28.2233L79.1272 28.9161L55.338 46.8826Z" koffice:nodeTypes="ccccccccccc"/>
              <draw:path draw:style-name="gr4" draw:id="shape18" draw:name="polygon590" draw:layer="" svg:width="79.12719367200pt" svg:height="75.47849770316pt" draw:transform="matrix(-0.08578603287 0.00000000000 0.00000000000 0.08384743518 57.64788420786pt 33.12058438793pt)" svg:viewBox="0 0 79 75" svg:d="M63.8838 75.4785L39.4797 58.3591L14.98 75.3396L23.6873 46.7927L0 28.6914L29.7842 28.1678L39.6451 0L49.3462 28.2233L79.1272 28.9161L55.338 46.8826Z" koffice:nodeTypes="ccccccccccc"/>
              <draw:path draw:style-name="gr4" draw:id="shape19" draw:name="polygon591" draw:layer="" svg:width="79.12719367200pt" svg:height="75.47849770316pt" draw:transform="matrix(-0.08578603287 0.00000000000 0.00000000000 0.08384743518 60.55366518052pt 17.78005442518pt)" svg:viewBox="0 0 79 75" svg:d="M63.8838 75.4785L39.4797 58.3591L14.98 75.3396L23.6873 46.7927L0 28.6914L29.7842 28.1678L39.6451 0L49.3462 28.2233L79.1272 28.9161L55.338 46.8826Z" koffice:nodeTypes="ccccccccccc"/>
              <draw:path draw:style-name="gr4" draw:id="shape20" draw:name="polygon592" draw:layer="" svg:width="79.12719367200pt" svg:height="75.47849770316pt" draw:transform="matrix(-0.08578603287 0.00000000000 0.00000000000 0.08384743518 61.13484111832pt 25.35322963677pt)" svg:viewBox="0 0 79 75" svg:d="M63.8838 75.4785L39.4797 58.3591L14.98 75.3396L23.6873 46.7927L0 28.6914L29.7842 28.1678L39.6451 0L49.3462 28.2233L79.1272 28.9161L55.338 46.8826Z" koffice:nodeTypes="ccccccccccc"/>
            </draw:g>
            <draw:g draw:style-name="gr1" draw:id="shape21" draw:name="g657" svg:y="12.72362272466pt">
              <draw:path draw:style-name="gr5" draw:id="shape22" draw:name="path596" draw:layer="" svg:width="113.33763605671pt" svg:height="101.93544379132pt" draw:transform="matrix(0.03373260378 -0.02882636001 0.05469162300 0.06216922082 43.39889087566pt 19.95758349142pt)" svg:viewBox="0 0 113 102" svg:d="M106.668 34.5951C59.8099 88.057 6.83731 104.059 0.223816 101.716C-4.44256 96.3535 65.5635 52.2258 51.2302 25.9618C37.2861 1.46996 71.5046 0 86.0206 0C97.7687 1.8927 126.2 12.0996 106.668 34.5951Z" koffice:nodeTypes="ccccc"/>
              <draw:path draw:style-name="gr6" draw:id="shape23" draw:name="path594" draw:layer="" svg:width="57.98410232971pt" svg:height="217.71072035294pt" draw:transform="matrix(0.07307990446 0.04618701110 -0.04048829693 0.09196614868 45.25575873706pt 15.47161154841pt)" svg:viewBox="0 0 58 218" svg:d="M30.3403 89.2475C30.3403 172.904 68.9278 210.229 54.9225 216.861C40.7612 224.087 14.3688 185.142 2.76729 103.645C-11.7092 1.14855 34.4309 -12.8394 52.8604 8.62438C30.7842 33.0985 28.4565 37.5963 30.3403 89.2475Z" koffice:nodeTypes="ccccc"/>
              <draw:path draw:style-name="gr5" draw:id="shape24" draw:name="path597" draw:layer="" svg:width="113.22171734592pt" svg:height="91.59066571063pt" draw:transform="matrix(0.04647318007 -0.01738549252 0.05138647688 0.07830645753 41.98845275001pt 27.60701369670pt)" svg:viewBox="0 0 113 92" svg:d="M107.093 24.3428C60.0523 77.7313 6.87298 93.7109 0.233682 91.3713C-4.45091 86.0164 62.9831 61.6866 51.439 15.7214C44.473 -10.3179 67.6557 3.84464 82.2284 3.84464C94.0223 5.73474 126.701 1.87829 107.093 24.3428Z" koffice:nodeTypes="ccccc"/>
              <draw:path draw:style-name="gr6" draw:id="shape25" draw:name="path598" draw:layer="" svg:width="52.02968263031pt" svg:height="148.86000511032pt" draw:transform="matrix(0.07677888760 0.06856686685 -0.06840260137 0.07696326831 45.75452280828pt 24.19298204802pt)" svg:viewBox="0 0 52 149" svg:d="M31.7407 80.8393C41.6436 111.163 61.1419 141.46 47.1307 148.115C32.9635 155.367 10.7484 108.208 2.31313 69.0163C-7.83617 20.9332 17.5263 -16.2284 37.3671 7.20865C18.1129 30.8402 23.3736 56.6565 31.7407 80.8393Z" koffice:nodeTypes="ccccc"/>
              <draw:path draw:style-name="gr5" draw:id="shape26" draw:name="path599" draw:layer="" svg:width="105.46756851086pt" svg:height="87.95451503398pt" draw:transform="matrix(-0.04304422723 -0.03167601154 -0.07164831202 0.08945479406 36.95014819422pt 25.83545706514pt)" svg:viewBox="0 0 105 88" svg:d="M97.1236 20.1303C49.7657 66.9981 4.73289 90.2961 0.643817 87.7687C-7.18476 85.6524 59.1056 47.7365 51.8824 20.1247C46.2498 -6.06983 58.477 3.15879 74.9263 0C93.9798 2.28523 118.622 -2.03909 97.1236 20.1303Z" koffice:nodeTypes="ccccc"/>
              <draw:path draw:style-name="gr6" draw:id="shape27" draw:name="path600" draw:layer="" svg:width="51.86518294879pt" svg:height="138.55149886124pt" draw:transform="matrix(-0.05837394775 0.09058770732 0.07089457172 0.09682135871 33.40548272624pt 20.97817783658pt)" svg:viewBox="0 0 52 139" svg:d="M31.6083 70.5998C41.4955 100.895 60.963 131.166 46.974 137.815C32.8292 145.061 11.8876 97.3563 2.22729 58.7875C-4.31222 27.2687 4.01776 14.8039 21.0708 0C7.55317 22.5168 23.2544 46.4389 31.6083 70.5998Z" koffice:nodeTypes="ccccc"/>
              <draw:path draw:style-name="gr6" draw:id="shape28" draw:name="path602" draw:layer="" svg:width="51.00131368792pt" svg:height="140.80521897717pt" draw:transform="matrix(-0.06884651636 0.10215577115 0.06101316995 0.12719871006 34.47790902442pt 16.11015097524pt)" svg:viewBox="0 0 51 141" svg:d="M30.7179 73.0359C40.618 103.251 60.1111 133.44 46.1037 140.071C31.9403 147.297 10.9712 99.7207 1.29832 61.2553C-5.24977 29.821 14.2417 14.7642 31.3171 0C9.85763 30.2823 22.353 48.9398 30.7179 73.0359Z" koffice:nodeTypes="ccccc"/>
              <draw:path draw:style-name="gr5" draw:id="shape29" draw:name="path601" draw:layer="" svg:width="121.55138713140pt" svg:height="66.25051001539pt" draw:transform="matrix(-0.00893213628 -0.06059472805 -0.12151589422 0.02629830699 37.44898095162pt 25.47124659714pt)" svg:viewBox="0 0 122 66" svg:d="M113.777 36.4957C84.3816 63.5814 3.43547 69.3735 0.15432 64.8733C-3.56124 60.2028 60.8785 52.8069 79.0035 36.234C97.2131 18.7566 82.6104 17.4758 72.2503 0C95.2719 3.18444 139.442 14.1665 113.777 36.4957Z" koffice:nodeTypes="ccccc"/>
            </draw:g>
            <draw:g draw:style-name="gr1" draw:id="shape30" draw:name="g673" svg:y="9.55958316613pt">
              <draw:ellipse draw:style-name="gr7" draw:id="shape31" draw:name="path672" draw:layer="" svg:width="18.83884320000pt" svg:height="40.50354080000pt" draw:transform="matrix(0.09344086725 -0.04261726748 0.03699970297 0.07273404157 35.94225024527pt 13.83519451278pt)" draw:kind="full"/>
              <draw:ellipse draw:style-name="gr7" draw:id="shape32" draw:name="path670" draw:layer="" svg:width="18.83884320000pt" svg:height="40.50354080000pt" draw:transform="matrix(0.09687804645 -0.03404285299 0.03034128654 0.07576789072 36.01822713642pt 15.85346410583pt)" draw:kind="full"/>
              <draw:ellipse draw:style-name="gr7" draw:id="shape33" draw:name="path671" draw:layer="" svg:width="18.83884320000pt" svg:height="40.50354080000pt" draw:transform="matrix(0.10229798426 -0.00861484726 0.01042660383 0.08097263299 37.89843727521pt 14.89163257042pt)" draw:kind="full"/>
              <draw:ellipse draw:style-name="gr7" draw:id="shape34" draw:name="path668" draw:layer="" svg:width="18.83884320000pt" svg:height="40.50354080000pt" draw:transform="matrix(0.10141591273 -0.01596097598 0.01620407984 0.08001226970 36.70106583300pt 17.59417106168pt)" draw:kind="full"/>
              <draw:ellipse draw:style-name="gr7" draw:id="shape35" draw:name="path666" draw:layer="" svg:width="18.83884320000pt" svg:height="40.50354080000pt" draw:transform="matrix(0.10141591273 -0.01596097598 0.01620407984 0.08001226970 36.70106583300pt 19.63310817767pt)" draw:kind="full"/>
              <draw:ellipse draw:style-name="gr7" draw:id="shape36" draw:name="path669" draw:layer="" svg:width="18.83884320000pt" svg:height="40.50354080000pt" draw:transform="matrix(0.10216955020 0.01002997147 -0.00432063482 0.08152945197 38.72355701989pt 16.98820833762pt)" draw:kind="full"/>
              <draw:ellipse draw:style-name="gr7" draw:id="shape37" draw:name="path667" draw:layer="" svg:width="18.83884320000pt" svg:height="40.50354080000pt" draw:transform="matrix(0.10216955020 0.01002997147 -0.00432063482 0.08152945197 38.72355701989pt 19.02714297978pt)" draw:kind="full"/>
              <draw:ellipse draw:style-name="gr7" draw:id="shape38" draw:name="path638" draw:layer="" svg:width="18.83884320000pt" svg:height="40.50354080000pt" draw:transform="matrix(0.10253572609 0.00502667976 -0.00035143425 0.08164355760 35.94267235209pt 21.55532800571pt)" draw:kind="full"/>
              <draw:ellipse draw:style-name="gr7" draw:id="shape39" draw:name="path639" draw:layer="" svg:width="18.83884320000pt" svg:height="40.50354080000pt" draw:transform="matrix(0.10253572609 0.00502667976 -0.00035143425 0.08164355760 37.39556448369pt 21.55990212626pt)" draw:kind="full"/>
              <draw:ellipse draw:style-name="gr7" draw:id="shape40" draw:name="path640" draw:layer="" svg:width="18.83884320000pt" svg:height="40.50354080000pt" draw:transform="matrix(0.09800557203 0.03062896096 -0.02075562245 0.07894903612 39.49867501037pt 21.37849925061pt)" draw:kind="full"/>
              <draw:ellipse draw:style-name="gr7" draw:id="shape41" draw:name="path635" draw:layer="" svg:width="18.83884320000pt" svg:height="40.50354080000pt" draw:transform="matrix(0.10253572609 0.00502667976 -0.00035143425 0.08164355760 35.84581188949pt 23.78843888900pt)" draw:kind="full"/>
              <draw:ellipse draw:style-name="gr7" draw:id="shape42" draw:name="path636" draw:layer="" svg:width="18.83884320000pt" svg:height="40.50354080000pt" draw:transform="matrix(0.10253572609 0.00502667976 -0.00035143425 0.08164355760 37.29870319846pt 23.21045872322pt)" draw:kind="full"/>
              <draw:ellipse draw:style-name="gr7" draw:id="shape43" draw:name="path637" draw:layer="" svg:width="18.83884320000pt" svg:height="40.50354080000pt" draw:transform="matrix(0.09800557203 0.03062896096 -0.02075562245 0.07894903612 39.40181783831pt 23.41742564665pt)" draw:kind="full"/>
              <draw:ellipse draw:style-name="gr7" draw:id="shape44" draw:name="path603" draw:layer="" svg:width="18.83884320000pt" svg:height="40.50354080000pt" draw:transform="matrix(0.13259906446 -0.00969914658 0.01253275785 0.10261909979 38.29663901380pt 35.10540832957pt)" draw:kind="full"/>
              <draw:ellipse draw:style-name="gr7" draw:id="shape45" draw:name="path632" draw:layer="" svg:width="18.83884320000pt" svg:height="40.50354080000pt" draw:transform="matrix(0.10253572609 0.00502667976 -0.00035143425 0.08164355760 35.16779523235pt 26.02155719378pt)" draw:kind="full"/>
              <draw:ellipse draw:style-name="gr7" draw:id="shape46" draw:name="path633" draw:layer="" svg:width="18.83884320000pt" svg:height="40.50354080000pt" draw:transform="matrix(0.10253572609 0.00502667976 -0.00035143425 0.08164355760 36.91126299331pt 25.54067009623pt)" draw:kind="full"/>
              <draw:ellipse draw:style-name="gr7" draw:id="shape47" draw:name="path634" draw:layer="" svg:width="18.83884320000pt" svg:height="40.50354080000pt" draw:transform="matrix(0.09800557203 0.03062896096 -0.02075562245 0.07894903612 38.72380447171pt 25.65054807449pt)" draw:kind="full"/>
              <draw:ellipse draw:style-name="gr7" draw:id="shape48" draw:name="path629" draw:layer="" svg:width="18.83884320000pt" svg:height="40.50354080000pt" draw:transform="matrix(0.10058021730 0.02060024084 -0.01273471501 0.08064021143 36.21040806803pt 27.88309439698pt)" draw:kind="full"/>
              <draw:ellipse draw:style-name="gr7" draw:id="shape49" draw:name="path630" draw:layer="" svg:width="18.83884320000pt" svg:height="40.50354080000pt" draw:transform="matrix(0.10058021730 0.02060024084 -0.01273471501 0.08064021143 37.64570236861pt 28.10911548887pt)" draw:kind="full"/>
              <draw:ellipse draw:style-name="gr7" draw:id="shape50" draw:name="path631" draw:layer="" svg:width="18.83884320000pt" svg:height="40.50354080000pt" draw:transform="matrix(0.09221822437 0.04521407249 -0.03249268555 0.07486628101 39.78133443039pt 28.05852440147pt)" draw:kind="full"/>
              <draw:ellipse draw:style-name="gr7" draw:id="shape51" draw:name="path609" draw:layer="" svg:width="18.83884320000pt" svg:height="40.50354080000pt" draw:transform="matrix(0.10237325546 -0.00766204773 0.00967592578 0.08106612333 37.38004411469pt 33.24103882290pt)" draw:kind="full"/>
              <draw:ellipse draw:style-name="gr7" draw:id="shape52" draw:name="path610" draw:layer="" svg:width="18.83884320000pt" svg:height="40.50354080000pt" draw:transform="matrix(0.09603618125 0.03636042389 -0.02535703736 0.07758688083 40.86127694964pt 32.89684053309pt)" draw:kind="full"/>
              <draw:ellipse draw:style-name="gr7" draw:id="shape53" draw:name="path611" draw:layer="" svg:width="18.83884320000pt" svg:height="40.50354080000pt" draw:transform="matrix(0.10255094486 0.00470406696 -0.00009581474 0.08164427913 38.93231152667pt 32.82158537499pt)" draw:kind="full"/>
              <draw:ellipse draw:style-name="gr7" draw:id="shape54" draw:name="path612" draw:layer="" svg:width="18.83884320000pt" svg:height="40.50354080000pt" draw:transform="matrix(0.10255094486 0.00470406696 -0.00009581474 0.08164427913 36.99512029033pt 30.49137482658pt)" draw:kind="full"/>
              <draw:ellipse draw:style-name="gr7" draw:id="shape55" draw:name="path613" draw:layer="" svg:width="18.83884320000pt" svg:height="40.50354080000pt" draw:transform="matrix(0.10255094486 0.00470406696 -0.00009581474 0.08164427913 38.44801678191pt 30.49137482658pt)" draw:kind="full"/>
              <draw:ellipse draw:style-name="gr7" draw:id="shape56" draw:name="path616" draw:layer="" svg:width="18.83884320000pt" svg:height="40.50354080000pt" draw:transform="matrix(0.09810089498 0.03032055623 -0.02050831747 0.07901387121 40.16248705180pt 28.07025288355pt)" draw:kind="full"/>
              <draw:ellipse draw:style-name="gr7" draw:id="shape57" draw:name="path614" draw:layer="" svg:width="18.83884320000pt" svg:height="40.50354080000pt" draw:transform="matrix(0.09810089498 0.03032055623 -0.02050831747 0.07901387121 40.54992396640pt 30.10917680576pt)" draw:kind="full"/>
              <draw:ellipse draw:style-name="gr7" draw:id="shape58" draw:name="path615" draw:layer="" svg:width="18.83884320000pt" svg:height="40.50354080000pt" draw:transform="matrix(0.09810089498 0.03032055623 -0.02050831747 0.07901387121 41.71223471019pt 30.49754495563pt)" draw:kind="full"/>
              <draw:ellipse draw:style-name="gr7" draw:id="shape59" draw:name="path617" draw:layer="" svg:width="18.83884320000pt" svg:height="40.50354080000pt" draw:transform="matrix(0.09810089498 0.03032055623 -0.02050831747 0.07901387121 41.03422627942pt 25.74004233515pt)" draw:kind="full"/>
              <draw:ellipse draw:style-name="gr7" draw:id="shape60" draw:name="path628" draw:layer="" svg:width="18.83884320000pt" svg:height="40.50354080000pt" draw:transform="matrix(0.10239824304 0.00732038846 -0.00216998441 0.08161541773 42.17213015435pt 16.87444983769pt)" draw:kind="full"/>
              <draw:ellipse draw:style-name="gr7" draw:id="shape61" draw:name="path618" draw:layer="" svg:width="18.83884320000pt" svg:height="40.50354080000pt" draw:transform="matrix(0.09810089498 0.03032055623 -0.02050831747 0.07901387121 41.51852036608pt 27.87605932559pt)" draw:kind="full"/>
              <draw:ellipse draw:style-name="gr7" draw:id="shape62" draw:name="path619" draw:layer="" svg:width="18.83884320000pt" svg:height="40.50354080000pt" draw:transform="matrix(0.09810089498 0.03032055623 -0.02050831747 0.07901387121 42.68083110987pt 28.16734017950pt)" draw:kind="full"/>
              <draw:ellipse draw:style-name="gr7" draw:id="shape63" draw:name="path626" draw:layer="" svg:width="18.83884320000pt" svg:height="40.50354080000pt" draw:transform="matrix(0.10239824304 0.00732038846 -0.00216998441 0.08161541773 41.20353457731pt 18.91338447985pt)" draw:kind="full"/>
              <draw:ellipse draw:style-name="gr7" draw:id="shape64" draw:name="path627" draw:layer="" svg:width="18.83884320000pt" svg:height="40.50354080000pt" draw:transform="matrix(0.10192635841 0.01226578832 -0.00609704237 0.08141534634 42.93408754087pt 18.87085263263pt)" draw:kind="full"/>
              <draw:ellipse draw:style-name="gr7" draw:id="shape65" draw:name="path624" draw:layer="" svg:width="18.83884320000pt" svg:height="40.50354080000pt" draw:transform="matrix(0.10239824304 0.00732038846 -0.00216998441 0.08161541773 41.00981858792pt 20.75812061637pt)" draw:kind="full"/>
              <draw:ellipse draw:style-name="gr7" draw:id="shape66" draw:name="path625" draw:layer="" svg:width="18.83884320000pt" svg:height="40.50354080000pt" draw:transform="matrix(0.10192635841 0.01226578832 -0.00609704237 0.08141534634 42.74037237411pt 20.90977902868pt)" draw:kind="full"/>
              <draw:ellipse draw:style-name="gr7" draw:id="shape67" draw:name="path620" draw:layer="" svg:width="18.83884320000pt" svg:height="40.50354080000pt" draw:transform="matrix(0.10239824304 0.00732038846 -0.00216998441 0.08161541773 41.20353375468pt 23.18543165451pt)" draw:kind="full"/>
              <draw:ellipse draw:style-name="gr7" draw:id="shape68" draw:name="path621" draw:layer="" svg:width="18.83884320000pt" svg:height="40.50354080000pt" draw:transform="matrix(0.09810089498 0.03032055623 -0.02050831747 0.07901387121 42.39025136733pt 25.35165851766pt)" draw:kind="full"/>
              <draw:ellipse draw:style-name="gr7" draw:id="shape69" draw:name="path622" draw:layer="" svg:width="18.83884320000pt" svg:height="40.50354080000pt" draw:transform="matrix(0.09810089498 0.03032055623 -0.02050831747 0.07901387121 43.64941928318pt 25.74002584292pt)" draw:kind="full"/>
              <draw:ellipse draw:style-name="gr7" draw:id="shape70" draw:name="path623" draw:layer="" svg:width="18.83884320000pt" svg:height="40.50354080000pt" draw:transform="matrix(0.10192635841 0.01226578832 -0.00609704237 0.08141534634 43.12780682080pt 23.14289898269pt)" draw:kind="full"/>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5:06</dc:date>
    <meta:creation-date>2011-05-22T06:11:42</meta:creation-date>
    <dc:creator>Yue Liu</dc:creator>
  </office:meta>
</office:document-meta>
</file>